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D0000007B8B7A6B1D.png" manifest:media-type="image/png"/>
  <manifest:file-entry manifest:full-path="Pictures/100002010000034E00000082574D23A8.png" manifest:media-type="image/png"/>
  <manifest:file-entry manifest:full-path="Pictures/100000000000034F00000207A8826434.png" manifest:media-type="image/png"/>
  <manifest:file-entry manifest:full-path="Pictures/1000020100000345000001016BF05B26.png" manifest:media-type="image/png"/>
  <manifest:file-entry manifest:full-path="Pictures/10000201000000A3000001653FB9EB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text-properties officeooo:rsid="0002d659" officeooo:paragraph-rsid="00398abe"/>
    </style:style>
    <style:style style:name="P3" style:family="paragraph" style:parent-style-name="Standard">
      <style:paragraph-properties fo:text-align="end" style:justify-single-word="false"/>
      <style:text-properties officeooo:rsid="0002d659" officeooo:paragraph-rsid="0002d659"/>
    </style:style>
    <style:style style:name="P4" style:family="paragraph" style:parent-style-name="Standard">
      <style:paragraph-properties fo:text-align="start" style:justify-single-word="false"/>
      <style:text-properties officeooo:rsid="0002d659" officeooo:paragraph-rsid="0002d659"/>
    </style:style>
    <style:style style:name="P5" style:family="paragraph" style:parent-style-name="Standard">
      <style:text-properties officeooo:rsid="000b5804" officeooo:paragraph-rsid="000b5804"/>
    </style:style>
    <style:style style:name="P6" style:family="paragraph" style:parent-style-name="Standard">
      <style:text-properties officeooo:rsid="000b5804" officeooo:paragraph-rsid="003596f7"/>
    </style:style>
    <style:style style:name="P7" style:family="paragraph" style:parent-style-name="Standard">
      <style:paragraph-properties fo:text-align="start" style:justify-single-word="false"/>
      <style:text-properties officeooo:paragraph-rsid="0006fa07"/>
    </style:style>
    <style:style style:name="P8" style:family="paragraph" style:parent-style-name="Standard">
      <style:text-properties officeooo:rsid="0152f85a" officeooo:paragraph-rsid="0152f85a"/>
    </style:style>
    <style:style style:name="P9" style:family="paragraph" style:parent-style-name="Heading">
      <style:paragraph-properties fo:text-align="center" style:justify-single-word="false"/>
      <style:text-properties fo:font-weight="bold" style:font-weight-asian="bold" style:font-weight-complex="bold"/>
    </style:style>
    <style:style style:name="P10" style:family="paragraph" style:parent-style-name="Text_20_body">
      <style:text-properties officeooo:rsid="0036a586" officeooo:paragraph-rsid="013af3fa"/>
    </style:style>
    <style:style style:name="P11" style:family="paragraph" style:parent-style-name="Text_20_body">
      <style:text-properties officeooo:rsid="0155a121" officeooo:paragraph-rsid="0155a121"/>
    </style:style>
    <style:style style:name="P12" style:family="paragraph" style:parent-style-name="Text_20_body">
      <style:text-properties officeooo:rsid="015a70fe" officeooo:paragraph-rsid="015a70fe"/>
    </style:style>
    <style:style style:name="P13" style:family="paragraph" style:parent-style-name="Text_20_body">
      <style:text-properties officeooo:rsid="015b92db" officeooo:paragraph-rsid="015b92db"/>
    </style:style>
    <style:style style:name="P14" style:family="paragraph" style:parent-style-name="Text_20_body">
      <style:text-properties officeooo:rsid="015b92db" officeooo:paragraph-rsid="0168d0af"/>
    </style:style>
    <style:style style:name="P15" style:family="paragraph" style:parent-style-name="Text_20_body">
      <style:text-properties officeooo:rsid="0161da13" officeooo:paragraph-rsid="0161da13"/>
    </style:style>
    <style:style style:name="P16" style:family="paragraph" style:parent-style-name="Text_20_body">
      <style:text-properties fo:font-weight="normal" officeooo:rsid="015e8d18" officeooo:paragraph-rsid="015e8d18" style:font-weight-asian="normal" style:font-weight-complex="normal"/>
    </style:style>
    <style:style style:name="P17" style:family="paragraph" style:parent-style-name="Text_20_body">
      <style:text-properties officeooo:rsid="015c3224" officeooo:paragraph-rsid="015c7bef"/>
    </style:style>
    <style:style style:name="P18" style:family="paragraph" style:parent-style-name="Text_20_body">
      <style:text-properties officeooo:rsid="0152f85a" officeooo:paragraph-rsid="01688df1"/>
    </style:style>
    <style:style style:name="P19" style:family="paragraph" style:parent-style-name="Standard" style:list-style-name="L1">
      <style:text-properties officeooo:rsid="0152a18e" officeooo:paragraph-rsid="0152a18e"/>
    </style:style>
    <style:style style:name="P20" style:family="paragraph" style:parent-style-name="Standard">
      <style:text-properties officeooo:rsid="016a739e" officeooo:paragraph-rsid="016a739e"/>
    </style:style>
    <style:style style:name="P21" style:family="paragraph" style:parent-style-name="Standard">
      <style:text-properties officeooo:paragraph-rsid="016ad918"/>
    </style:style>
    <style:style style:name="P22" style:family="paragraph" style:parent-style-name="Standard">
      <style:text-properties fo:font-weight="bold" style:font-weight-asian="bold" style:font-weight-complex="bold"/>
    </style:style>
    <style:style style:name="P23" style:family="paragraph" style:parent-style-name="Standard">
      <style:text-properties fo:font-weight="bold" officeooo:paragraph-rsid="016ad918" style:font-weight-asian="bold" style:font-weight-complex="bold"/>
    </style:style>
    <style:style style:name="P24" style:family="paragraph" style:parent-style-name="Standard" style:master-page-name="First_20_Page">
      <style:paragraph-properties style:page-number="auto"/>
    </style:style>
    <style:style style:name="P25" style:family="paragraph" style:parent-style-name="Heading_20_1">
      <style:paragraph-properties fo:break-before="page"/>
      <style:text-properties officeooo:rsid="003596f7" officeooo:paragraph-rsid="003596f7"/>
    </style:style>
    <style:style style:name="P26" style:family="paragraph" style:parent-style-name="Heading_20_2">
      <style:text-properties officeooo:rsid="0036a586" officeooo:paragraph-rsid="0036a586"/>
    </style:style>
    <style:style style:name="P27" style:family="paragraph" style:parent-style-name="Heading_20_2">
      <style:text-properties officeooo:rsid="0155a121" officeooo:paragraph-rsid="0155a121"/>
    </style:style>
    <style:style style:name="P28" style:family="paragraph" style:parent-style-name="Heading_20_2">
      <style:text-properties fo:font-weight="normal" style:font-weight-asian="normal" style:font-weight-complex="normal"/>
    </style:style>
    <style:style style:name="P29" style:family="paragraph" style:parent-style-name="Heading_20_2">
      <style:paragraph-properties fo:break-before="page"/>
      <style:text-properties officeooo:rsid="016a739e" officeooo:paragraph-rsid="016a739e"/>
    </style:style>
    <style:style style:name="P30" style:family="paragraph" style:parent-style-name="Heading_20_3">
      <style:text-properties fo:font-weight="normal" style:font-weight-asian="normal" style:font-weight-complex="normal"/>
    </style:style>
    <style:style style:name="P31" style:family="paragraph" style:parent-style-name="Heading_20_3">
      <style:text-properties fo:font-weight="normal" officeooo:rsid="015e8d18" officeooo:paragraph-rsid="015e8d18" style:font-weight-asian="normal" style:font-weight-complex="normal"/>
    </style:style>
    <style:style style:name="P32" style:family="paragraph" style:parent-style-name="Heading_20_3" style:list-style-name="">
      <style:text-properties fo:font-weight="normal" officeooo:rsid="015e8d18" officeooo:paragraph-rsid="015e8d18" style:font-weight-asian="normal" style:font-weight-complex="normal"/>
    </style:style>
    <style:style style:name="P33" style:family="paragraph" style:parent-style-name="Heading_20_3">
      <style:paragraph-properties fo:break-before="page"/>
      <style:text-properties fo:font-weight="normal" officeooo:rsid="015e8d18" officeooo:paragraph-rsid="015e8d18" style:font-weight-asian="normal" style:font-weight-complex="normal"/>
    </style:style>
    <style:style style:name="P34" style:family="paragraph" style:parent-style-name="Text_20_body" style:list-style-name="L2">
      <style:text-properties officeooo:rsid="015a70fe" officeooo:paragraph-rsid="015a70fe"/>
    </style:style>
    <style:style style:name="P35" style:family="paragraph" style:parent-style-name="Text_20_body">
      <style:text-properties officeooo:rsid="015b92db"/>
    </style:style>
    <style:style style:name="P36" style:family="paragraph" style:parent-style-name="Text_20_body">
      <style:text-properties officeooo:rsid="016a739e" officeooo:paragraph-rsid="016a739e"/>
    </style:style>
    <style:style style:name="P37" style:family="paragraph" style:parent-style-name="Contents_20_1">
      <style:paragraph-properties>
        <style:tab-stops>
          <style:tab-stop style:position="17.013cm" style:type="right" style:leader-style="dotted" style:leader-text="."/>
        </style:tab-stops>
      </style:paragraph-properties>
    </style:style>
    <style:style style:name="P38" style:family="paragraph" style:parent-style-name="Contents_20_2">
      <style:paragraph-properties>
        <style:tab-stops>
          <style:tab-stop style:position="17.013cm" style:type="right" style:leader-style="dotted" style:leader-text="."/>
        </style:tab-stops>
      </style:paragraph-properties>
    </style:style>
    <style:style style:name="P39" style:family="paragraph" style:parent-style-name="Contents_20_3">
      <style:paragraph-properties>
        <style:tab-stops>
          <style:tab-stop style:position="17.013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fo:color="#000000" style:font-name="Consolas" fo:font-size="10pt" fo:font-style="italic" officeooo:rsid="016ad918" fo:background-color="#e8f2fe" loext:char-shading-value="0" style:font-size-asian="10pt" style:font-style-asian="italic"/>
    </style:style>
    <style:style style:name="T9" style:family="text">
      <style:text-properties officeooo:rsid="016ad91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4" draw:name="Bild1" text:anchor-type="paragraph" svg:x="-0.055cm" svg:y="0cm" svg:width="16.965cm" svg:height="3.434cm" draw:z-index="0"><draw:image xlink:href="Pictures/10000201000002D1000000922624F284.png" xlink:type="simple" xlink:show="embed" xlink:actuate="onLoad"/></draw:frame></text:p>
      <text:p text:style-name="P9">Neue Features in UliCMS 9.8.<text:span text:style-name="T5">4</text:span></text:p>
      <text:p text:style-name="Heading"/>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Bild2" text:anchor-type="paragraph" svg:x="0.418cm" svg:y="0.429cm" svg:width="4.313cm" svg:height="9.446cm" draw:z-index="1"><draw:image xlink:href="Pictures/10000201000000A3000001653FB9EB7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3"/>
      <text:p text:style-name="P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7"><text:a xlink:type="simple" xlink:href="#__RefHeading___Toc467_918909501" text:style-name="Index_20_Link" text:visited-style-name="Index_20_Link">Über dieses Dokument<text:tab/>3</text:a></text:p>
          <text:p text:style-name="P38"><text:a xlink:type="simple" xlink:href="#__RefHeading___Toc469_918909501" text:style-name="Index_20_Link" text:visited-style-name="Index_20_Link">Zielgruppe<text:tab/>3</text:a></text:p>
          <text:p text:style-name="P37"><text:a xlink:type="simple" xlink:href="#__RefHeading___Toc772_1675799425" text:style-name="Index_20_Link" text:visited-style-name="Index_20_Link">Zusammenfassung der Änderungen<text:tab/>3</text:a></text:p>
          <text:p text:style-name="P38"><text:a xlink:type="simple" xlink:href="#__RefHeading___Toc752_1672869441" text:style-name="Index_20_Link" text:visited-style-name="Index_20_Link">Übersicht der neuen Features<text:tab/>3</text:a></text:p>
          <text:p text:style-name="P38"><text:a xlink:type="simple" xlink:href="#__RefHeading___Toc774_1675799425" text:style-name="Index_20_Link" text:visited-style-name="Index_20_Link">Änderungen<text:tab/>3</text:a></text:p>
          <text:p text:style-name="P38"><text:a xlink:type="simple" xlink:href="#__RefHeading___Toc776_1675799425" text:style-name="Index_20_Link" text:visited-style-name="Index_20_Link">Entfernte Features<text:tab/>3</text:a></text:p>
          <text:p text:style-name="P37"><text:a xlink:type="simple" xlink:href="#__RefHeading___Toc369_686540462" text:style-name="Index_20_Link" text:visited-style-name="Index_20_Link">Detailbeschreibung der neuen Features<text:tab/>3</text:a></text:p>
          <text:p text:style-name="P38"><text:a xlink:type="simple" xlink:href="#__RefHeading___Toc794_1675799425" text:style-name="Index_20_Link" text:visited-style-name="Index_20_Link">Neue Inhaltstypen<text:tab/>3</text:a></text:p>
          <text:p text:style-name="P39"><text:a xlink:type="simple" xlink:href="#__RefHeading___Toc311_457268993" text:style-name="Index_20_Link" text:visited-style-name="Index_20_Link">Inhaltstyp „Liste“<text:tab/>4</text:a></text:p>
          <text:p text:style-name="P39"><text:a xlink:type="simple" xlink:href="#__RefHeading___Toc313_457268993" text:style-name="Index_20_Link" text:visited-style-name="Index_20_Link">Inhaltstyp „Link“<text:tab/>5</text:a></text:p>
          <text:p text:style-name="P39"><text:a xlink:type="simple" xlink:href="#__RefHeading___Toc297_457268993" text:style-name="Index_20_Link" text:visited-style-name="Index_20_Link">Inhaltstyp „Modul“<text:tab/>5</text:a></text:p>
          <text:p text:style-name="P39"><text:a xlink:type="simple" xlink:href="#__RefHeading___Toc371_686540462" text:style-name="Index_20_Link" text:visited-style-name="Index_20_Link">Inhaltstyp „Video“<text:tab/>5</text:a></text:p>
          <text:p text:style-name="P39"><text:a xlink:type="simple" xlink:href="#__RefHeading___Toc373_686540462" text:style-name="Index_20_Link" text:visited-style-name="Index_20_Link">Inhaltstyp „Audio“<text:tab/>5</text:a></text:p>
          <text:p text:style-name="P38"><text:a xlink:type="simple" xlink:href="#__RefHeading___Toc391_281823914" text:style-name="Index_20_Link" text:visited-style-name="Index_20_Link">Klasse ModuleHelper hinzugefügt<text:tab/>6</text:a></text:p>
        </text:index-body>
      </text:table-of-content>
      <text:p text:style-name="Text_20_body"/>
      <text:h text:style-name="P25" text:outline-level="1"><text:bookmark-start text:name="__RefHeading___Toc467_918909501"/>Über dieses Dokument<text:bookmark-end text:name="__RefHeading___Toc467_918909501"/></text:h>
      <text:p text:style-name="P6">Dieses Dokument beschreibt die neuen Features in UliCMS 9.8.<text:span text:style-name="T5">4</text:span>.</text:p>
      <text:h text:style-name="P26" text:outline-level="2"><text:bookmark-start text:name="__RefHeading___Toc469_918909501"/>Zielgruppe<text:bookmark-end text:name="__RefHeading___Toc469_918909501"/></text:h>
      <text:p text:style-name="P10">Zielgruppe dieses Dokuments sind Systemadministratoren, Webentwickler und Endanwender von UliCM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5">Diese Version von UliCMS enthält alle Features die in UliCMS 9.8.<text:span text:style-name="T5">3 </text:span>enthalten waren, sowie die folgenden neuen Features.</text:p>
      <text:p text:style-name="P5"/>
      <text:list xml:id="list7883898812640914275" text:style-name="L1">
        <text:list-item>
          <text:p text:style-name="P19">Neue Inhaltstypen hinzugefügt</text:p>
        </text:list-item>
        <text:list-item>
          <text:p text:style-name="P19">Klasse ModuleHelper hinzugefügt</text:p>
        </text:list-item>
        <text:list-item>
          <text:p text:style-name="P19">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8">Das Feld "Position" ist nun ein HTML5 Number Feld</text:p>
      <text:h text:style-name="Heading_20_2" text:outline-level="2"><text:bookmark-start text:name="__RefHeading___Toc776_1675799425"/>Entfernte Features<text:bookmark-end text:name="__RefHeading___Toc776_1675799425"/></text:h>
      <text:p text:style-name="P18">Templates können nicht mehr direkt im CMS Browser bearbeitet werden.</text:p>
      <text:h text:style-name="Heading_20_1" text:outline-level="1"><text:bookmark-start text:name="__RefHeading___Toc369_686540462"/>Detailbeschreibung der neuen Features<text:bookmark-end text:name="__RefHeading___Toc369_686540462"/></text:h>
      <text:h text:style-name="P27" text:outline-level="2"><text:bookmark-start text:name="__RefHeading___Toc794_1675799425"/>Neue Inhaltstypen<text:bookmark-end text:name="__RefHeading___Toc794_1675799425"/></text:h>
      <text:p text:style-name="P11">Bisher konnte man unter „Seiten“ als Typ lediglich „Seite“ auswählen.</text:p>
      <text:p text:style-name="P11">Es wurden die folgenden Typen hinzugefügt:</text:p>
      <text:list xml:id="list3949075627852949200" text:style-name="L2">
        <text:list-item>
          <text:p text:style-name="P34">Liste</text:p>
        </text:list-item>
        <text:list-item>
          <text:p text:style-name="P34">Link</text:p>
        </text:list-item>
        <text:list-item>
          <text:p text:style-name="P34">Modul</text:p>
        </text:list-item>
        <text:list-item>
          <text:p text:style-name="P34">Video</text:p>
        </text:list-item>
        <text:list-item>
          <text:p text:style-name="P34">Audio</text:p>
        </text:list-item>
      </text:list>
      <text:p text:style-name="P12"/>
      <text:p text:style-name="P12"><draw:frame draw:style-name="fr1" draw:name="Rahmen2" text:anchor-type="paragraph" svg:width="11.97cm" svg:height="3.674cm" style:rel-height="scale-min" draw:z-index="3"><draw:text-box><text:p text:style-name="Illustration"><draw:frame draw:style-name="fr5" draw:name="Bild3" text:anchor-type="paragraph" svg:width="11.97cm" svg:height="3.674cm" style:rel-height="scale" draw:z-index="4"><draw:image xlink:href="Pictures/1000020100000345000001016BF05B26.png" xlink:type="simple" xlink:show="embed" xlink:actuate="onLoad"/></draw:frame>Abbildung <text:sequence text:ref-name="refIllustration0" text:name="Illustration" text:formula="ooow:Illustration+1" style:num-format="1">1</text:sequence>: Auswahl des Inhaltstyps</text:p></draw:text-box></draw:frame><text:soft-page-break/></text:p>
      <text:h text:style-name="P31" text:outline-level="3"><text:bookmark-start text:name="__RefHeading___Toc311_457268993"/>Inhaltstyp „Liste“<text:bookmark-end text:name="__RefHeading___Toc311_457268993"/></text:h>
      <text:p text:style-name="P15"><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5"><draw:frame draw:style-name="fr2" draw:name="Rahmen5" text:anchor-type="paragraph" svg:width="17.013cm" draw:z-index="9"><draw:text-box fo:min-height="10.423cm"><text:p text:style-name="Illustration"><draw:frame draw:style-name="fr5" draw:name="Bild6" text:anchor-type="paragraph" svg:width="17.013cm" svg:height="10.423cm" style:rel-height="scale" draw:z-index="10"><draw:image xlink:href="Pictures/100000000000034F00000207A8826434.png" xlink:type="simple" xlink:show="embed" xlink:actuate="onLoad"/></draw:frame>Abbildung <text:sequence text:ref-name="refIllustration1" text:name="Illustration" text:formula="ooow:Illustration+1" style:num-format="1">2</text:sequence>: Einstellungen der Liste</text:p></draw:text-box></draw:frame></text:p>
      <text:h text:style-name="P32" text:outline-level="3"/>
      <text:h text:style-name="P33" text:outline-level="3"><text:bookmark-start text:name="__RefHeading___Toc313_457268993"/>Inhaltstyp „Link“<text:bookmark-end text:name="__RefHeading___Toc313_457268993"/></text:h>
      <text:p text:style-name="P16">Wählen Sie diesen Menüpunkt, um einen Link auf eine externe URL in das Menü einzufügen.</text:p>
      <text:p text:style-name="P16"><draw:frame draw:style-name="fr2" draw:name="Rahmen1" text:anchor-type="paragraph" svg:width="17.013cm" draw:z-index="7"><draw:text-box fo:min-height="2.614cm"><text:p text:style-name="Illustration"><draw:frame draw:style-name="fr5" draw:name="Bild5" text:anchor-type="paragraph" svg:width="17.013cm" svg:height="2.614cm" style:rel-height="scale" draw:z-index="8"><draw:image xlink:href="Pictures/100002010000034E00000082574D23A8.png" xlink:type="simple" xlink:show="embed" xlink:actuate="onLoad"/></draw:frame>Abbildung <text:sequence text:ref-name="refIllustration2" text:name="Illustration" text:formula="ooow:Illustration+1" style:num-format="1">3</text:sequence>: Eingabe eines externen Links</text:p></draw:text-box></draw:frame></text:p>
      <text:h text:style-name="P30" text:outline-level="3"><text:bookmark-start text:name="__RefHeading___Toc297_457268993"/>Inhaltstyp „Modul“<text:bookmark-end text:name="__RefHeading___Toc297_457268993"/></text:h>
      <text:p text:style-name="P13">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28" text:outline-level="2"><draw:frame draw:style-name="fr2" draw:name="Rahmen4" text:anchor-type="paragraph" svg:width="17.013cm" draw:z-index="5"><draw:text-box fo:min-height="2.475cm"><text:p text:style-name="Illustration"><draw:frame draw:style-name="fr5" draw:name="Bild4" text:anchor-type="paragraph" svg:width="17.013cm" svg:height="2.475cm" style:rel-height="scale" draw:z-index="6"><draw:image xlink:href="Pictures/100002010000034D0000007B8B7A6B1D.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2"><draw:text-box fo:min-height="2.475cm"><text:p text:style-name="P17"/></draw:text-box></draw:frame></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4">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35">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h text:style-name="P29" text:outline-level="2"><text:bookmark-start text:name="__RefHeading___Toc391_281823914"/>Klasse ModuleHelper hinzugefügt<text:bookmark-end text:name="__RefHeading___Toc391_281823914"/></text:h>
      <text:p text:style-name="P36">Die Klasse ModuleHelper wurde hinzugefügt.</text:p>
      <text:p text:style-name="P36">Diese enthält die folgenden Funktionen</text:p>
      <text:p text:style-name="P22">ModuleHelper::buildAdminURL($module, $suffix = null)</text:p>
      <text:p text:style-name="Standard"/>
      <text:p text:style-name="P20">Gibt eine URL zum Adminbereich des Moduls $module zurück. Weitere Parameter als GET Parameter können in der Variable $suffix mitgegeben werden.</text:p>
      <text:p text:style-name="P20"/>
      <text:p text:style-name="P23">ModuleHelper::getAllEmbedModules()</text:p>
      <text:p text:style-name="P21"><text:span text:style-name="T8"/></text:p>
      <text:p text:style-name="Standard">Gibt ein Array <text:span text:style-name="T9">mit den Namen aller einbettbaren Module zurück.</text:span></text:p>
      <text:p text:style-name="Standard"/>
      <text:p text:style-name="P22">ModuleHelper::isEmbedModule($module)</text:p>
      <text:p text:style-name="Standard"/>
      <text:p text:style-name="Standard">Prüft, ob $module ein einbettbares Modul ist und gibt eine Boolean zurü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1"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end" style:justify-single-word="false"/>
      <style:text-properties officeooo:rsid="0002d659" officeooo:paragraph-rsid="00398abe"/>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footer>
        <text:p text:style-name="MP2">Stand: <text:date style:data-style-name="N36" text:date-value="2016-06-14T18:11:29.671000186">14.06.2016</text:date></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8H40M36S</meta:editing-duration>
    <meta:editing-cycles>342</meta:editing-cycles>
    <meta:generator>LibreOffice/4.4.7.2$Windows_x86 LibreOffice_project/f3153a8b245191196a4b6b9abd1d0da16eead600</meta:generator>
    <dc:date>2016-06-14T18:11:29.601000000</dc:date>
    <meta:document-statistic meta:table-count="0" meta:image-count="6" meta:object-count="0" meta:page-count="6" meta:paragraph-count="63" meta:word-count="456" meta:character-count="3332" meta:non-whitespace-character-count="2947"/>
  </office:meta>
</office:document-meta>
</file>